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4.239cm" fo:margin-left="12.753cm" fo:margin-top="0cm" fo:margin-bottom="0cm" table:align="left" style:writing-mode="lr-tb"/>
    </style:style>
    <style:style style:name="Tabella1.A" style:family="table-column">
      <style:table-column-properties style:column-width="1.998cm"/>
    </style:style>
    <style:style style:name="Tabella1.B" style:family="table-column">
      <style:table-column-properties style:column-width="2.2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4.182cm" fo:margin-left="0.009cm" fo:margin-top="0cm" fo:margin-bottom="0cm" table:align="left" style:writing-mode="lr-tb"/>
    </style:style>
    <style:style style:name="Tabella2.A" style:family="table-column">
      <style:table-column-properties style:column-width="4.974cm"/>
    </style:style>
    <style:style style:name="Tabella2.B" style:family="table-column">
      <style:table-column-properties style:column-width="2.413cm"/>
    </style:style>
    <style:style style:name="Tabella2.C" style:family="table-column">
      <style:table-column-properties style:column-width="3.395cm"/>
    </style:style>
    <style:style style:name="Tabella2.D" style:family="table-column">
      <style:table-column-properties style:column-width="3.399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" style:family="table">
      <style:table-properties style:width="16.983cm" fo:margin-left="0.009cm" fo:margin-top="0cm" fo:margin-bottom="0cm" table:align="left" style:writing-mode="lr-tb"/>
    </style:style>
    <style:style style:name="Tabella3.A" style:family="table-column">
      <style:table-column-properties style:column-width="4.246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4" style:family="table-row">
      <style:table-row-properties style:min-row-height="7.96cm" fo:keep-together="auto"/>
    </style:style>
    <style:style style:name="Tabella3.5" style:family="table-row">
      <style:table-row-properties style:min-row-height="4.269cm" fo:keep-together="auto"/>
    </style:style>
    <style:style style:name="P1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officeooo:paragraph-rsid="00011ac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officeooo:rsid="0003128a" officeooo:paragraph-rsid="0003128a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weight="bold" officeooo:rsid="0003128a" officeooo:paragraph-rsid="0003128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fo:font-weight="normal" officeooo:rsid="00011ac4" officeooo:paragraph-rsid="00011ac4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fo:font-weight="normal" officeooo:rsid="00011ac4" officeooo:paragraph-rsid="0003128a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fo:font-weight="normal" officeooo:rsid="00011ac4" officeooo:paragraph-rsid="00011ac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language="en" fo:country="G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officeooo:paragraph-rsid="000312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text-align="end" style:justify-single-word="false"/>
      <style:text-properties fo:language="en" fo:country="GB" style:text-underline-style="solid" style:text-underline-width="auto" style:text-und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language="en" fo:country="GB"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GB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officeooo:rsid="00011ac4" officeooo:paragraph-rsid="00011ac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weight="bold" officeooo:rsid="00011ac4" officeooo:paragraph-rsid="00011ac4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GB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size="11pt" fo:language="en" fo:country="GB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1ed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312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weight="bold" officeooo:rsid="0003128a" officeooo:paragraph-rsid="0003128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weight="bold" officeooo:rsid="0003128a" officeooo:paragraph-rsid="0003128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3128a" officeooo:paragraph-rsid="0003128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paragraph" style:list-style-name="WWNum1">
      <style:paragraph-properties fo:margin-top="0.494cm" fo:margin-bottom="0cm" style:contextual-spacing="false" fo:text-align="start" style:justify-single-word="false" fo:orphans="0" fo:widows="0" fo:hyphenation-ladder-count="no-limit"/>
      <style:text-properties fo:language="en" fo:country="GB" officeooo:paragraph-rsid="00011ac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paragraph" style:list-style-name="WWNum1">
      <style:paragraph-properties fo:margin-top="0cm" fo:margin-bottom="0.494cm" style:contextual-spacing="false" fo:text-align="start" style:justify-single-word="false" fo:orphans="0" fo:widows="0" fo:hyphenation-ladder-count="no-limit"/>
      <style:text-properties officeooo:paragraph-rsid="00011ac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1p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" style:family="text">
      <style:text-properties fo:font-size="11pt" fo:font-weight="normal" officeooo:rsid="00011ac4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" style:family="text">
      <style:text-properties fo:font-size="11pt" fo:font-weight="normal" officeooo:rsid="0003128a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" style:family="text">
      <style:text-properties fo:font-size="11pt" fo:font-weight="normal" officeooo:rsid="0003128a" style:letter-kerning="false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officeooo:rsid="0001ed8a" style:font-weight-asian="bold" style:font-weight-complex="bold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language="en" fo:country="GB" fo:font-weight="normal" officeooo:rsid="0001ed8a" style:font-weight-asian="normal" style:font-weight-complex="normal"/>
    </style:style>
    <style:style style:name="T9" style:family="text">
      <style:text-properties fo:language="en" fo:country="GB" fo:font-weight="normal" officeooo:rsid="0003128a" style:font-weight-asian="normal" style:font-weight-complex="normal"/>
    </style:style>
    <style:style style:name="T10" style:family="text">
      <style:text-properties fo:language="en" fo:country="GB" fo:font-style="italic" fo:font-weight="normal" officeooo:rsid="0003128a" style:font-style-asian="italic" style:font-weight-asian="normal" style:font-style-complex="italic" style:font-weight-complex="normal"/>
    </style:style>
    <style:style style:name="T11" style:family="text">
      <style:text-properties style:font-name="Calibri" fo:font-size="11pt" fo:language="en" fo:country="GB" style:font-size-asian="11pt" style:font-size-complex="11pt"/>
    </style:style>
    <style:style style:name="T12" style:family="text">
      <style:text-properties style:font-name="Calibri" fo:font-size="11pt" fo:language="en" fo:country="GB" officeooo:rsid="00011ac4" style:font-size-asian="11pt" style:font-size-complex="11pt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size="11pt" officeooo:rsid="00011ac4" style:font-size-asian="11pt" style:font-size-complex="11pt"/>
    </style:style>
    <style:style style:name="T15" style:family="text">
      <style:text-properties style:font-name="Calibri" fo:font-size="11pt" officeooo:rsid="0003128a" style:font-size-asian="11pt" style:font-size-complex="11pt"/>
    </style:style>
    <style:style style:name="T16" style:family="text">
      <style:text-properties style:font-name="Calibri" officeooo:rsid="0003128a"/>
    </style:style>
    <style:style style:name="T17" style:family="text">
      <style:text-properties style:font-name="Calibri" officeooo:rsid="00011ac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3128a" style:font-weight-asian="normal" style:font-weight-complex="normal"/>
    </style:style>
    <style:style style:name="T20" style:family="text">
      <style:text-properties fo:font-weight="normal" officeooo:rsid="0001ed8a" style:font-weight-asian="normal" style:font-weight-complex="normal"/>
    </style:style>
    <style:style style:name="T21" style:family="text">
      <style:text-properties officeooo:rsid="0003128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officeooo:rsid="0003128a" style:font-style-asian="italic" style:font-weight-asian="normal" style:font-style-complex="italic" style:font-weight-complex="normal"/>
    </style:style>
    <style:style style:name="T24" style:family="text">
      <style:text-properties fo:font-weight="bold" officeooo:rsid="0001ed8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Mark</text:p>
          </table:table-cell>
          <table:table-cell table:style-name="Tabella1.A1" office:value-type="string">
            <text:p text:style-name="P16">A</text:p>
          </table:table-cell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am name:</text:p>
          </table:table-cell>
          <table:table-cell table:style-name="Tabella2.B1" table:number-columns-spanned="3" office:value-type="string">
            <text:p text:style-name="P24">A5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21">Homework number:</text:p>
          </table:table-cell>
          <table:table-cell table:style-name="Tabella2.B1" table:number-columns-spanned="3" office:value-type="string">
            <text:p text:style-name="P24">HOMEWORK 2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21">Due date:</text:p>
          </table:table-cell>
          <table:table-cell table:style-name="Tabella2.B1" table:number-columns-spanned="3" office:value-type="string">
            <text:p text:style-name="P21">06/10/2023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21">Contribution</text:p>
          </table:table-cell>
          <table:table-cell table:style-name="Tabella2.A1" office:value-type="string">
            <text:p text:style-name="P22">NO</text:p>
          </table:table-cell>
          <table:table-cell table:style-name="Tabella2.A1" office:value-type="string">
            <text:p text:style-name="P22">Partial</text:p>
          </table:table-cell>
          <table:table-cell table:style-name="Tabella2.A1" office:value-type="string">
            <text:p text:style-name="P22">Full</text:p>
          </table:table-cell>
        </table:table-row>
        <table:table-row table:style-name="Tabella2.1">
          <table:table-cell table:style-name="Tabella2.B1" office:value-type="string">
            <text:p text:style-name="P21">Luca Daidone</text:p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25">x</text:p>
          </table:table-cell>
        </table:table-row>
        <table:table-row table:style-name="Tabella2.1">
          <table:table-cell table:style-name="Tabella2.B1" office:value-type="string">
            <text:p text:style-name="P21">Leonardo Ritter</text:p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25">x</text:p>
          </table:table-cell>
        </table:table-row>
        <table:table-row table:style-name="Tabella2.1">
          <table:table-cell table:style-name="Tabella2.B1" office:value-type="string">
            <text:p text:style-name="P21">Luca Cordaro</text:p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25">x</text:p>
          </table:table-cell>
        </table:table-row>
        <table:table-row table:style-name="Tabella2.1">
          <table:table-cell table:style-name="Tabella2.B1" office:value-type="string">
            <text:p text:style-name="P21">Lorenzo Strechelli</text:p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25">x</text:p>
          </table:table-cell>
        </table:table-row>
        <table:table-row table:style-name="Tabella2.1">
          <table:table-cell table:style-name="Tabella2.B1" office:value-type="string">
            <text:p text:style-name="P8">Ignazio Neto Dell'Acqua</text:p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12"/>
          </table:table-cell>
          <table:table-cell table:style-name="Tabella2.B1" office:value-type="string">
            <text:p text:style-name="P25">x</text:p>
          </table:table-cell>
        </table:table-row>
        <table:table-row table:style-name="Tabella2.1">
          <table:table-cell table:style-name="Tabella2.B1" table:number-columns-spanned="4" office:value-type="string">
            <text:p text:style-name="P21">Notes: 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able:table table:name="Tabella3" table:style-name="Tabella3">
        <table:table-column table:style-name="Tabella3.A" table:number-columns-repeated="4"/>
        <table:table-row table:style-name="Tabella3.1">
          <table:table-cell table:style-name="Tabella3.A1" office:value-type="string">
            <text:p text:style-name="P21">Project name</text:p>
          </table:table-cell>
          <table:table-cell table:style-name="Tabella3.B1" table:number-columns-spanned="3" office:value-type="string">
            <text:p text:style-name="P21">Song</text:p>
          </table:table-cell>
          <table:covered-table-cell/>
          <table:covered-table-cell/>
        </table:table-row>
        <table:table-row table:style-name="Tabella3.1">
          <table:table-cell table:style-name="Tabella3.A1" office:value-type="string">
            <text:p text:style-name="P21">Not done</text:p>
          </table:table-cell>
          <table:table-cell table:style-name="Tabella3.A1" office:value-type="string">
            <text:p text:style-name="P21">Partially done <text:line-break/>(major problems)</text:p>
          </table:table-cell>
          <table:table-cell table:style-name="Tabella3.A1" office:value-type="string">
            <text:p text:style-name="P21">Partially done <text:line-break/>(minor problems)</text:p>
          </table:table-cell>
          <table:table-cell table:style-name="Tabella3.A1" office:value-type="string">
            <text:p text:style-name="P21">Completed</text:p>
          </table:table-cell>
        </table:table-row>
        <table:table-row table:style-name="Tabella3.1">
          <table:table-cell table:style-name="Tabella3.B1" office:value-type="string">
            <text:p text:style-name="P12"/>
          </table:table-cell>
          <table:table-cell table:style-name="Tabella3.B1" office:value-type="string">
            <text:p text:style-name="P12"/>
          </table:table-cell>
          <table:table-cell table:style-name="Tabella3.B1" office:value-type="string">
            <text:p text:style-name="P12"/>
          </table:table-cell>
          <table:table-cell table:style-name="Tabella3.B1" office:value-type="string">
            <text:p text:style-name="P25">x</text:p>
          </table:table-cell>
        </table:table-row>
        <table:table-row table:style-name="Tabella3.4">
          <table:table-cell table:style-name="Tabella3.B1" table:number-columns-spanned="4" office:value-type="string">
            <text:p text:style-name="P17">Explanation: </text:p>
            <text:p text:style-name="P23">We successfully completed the homework.</text:p>
            <text:p text:style-name="P14"/>
            <text:p text:style-name="P18">Part a:</text:p>
            <text:p text:style-name="P9"/>
            <text:p text:style-name="P19">CubeIDE Settings:</text:p>
            <text:p text:style-name="P9"><text:span text:style-name="T1">We began by looking in the documentation where was connected the speaker. We </text:span><text:span text:style-name="T3">started looking in the Green PCB board Schematics, where we found that TIM1_CH2 PWM_SPKR is connected to pin 1 of channel 5 and then</text:span><text:span text:style-name="T1"> in the </text:span><text:span text:style-name="T2">Nucleo_Schematics</text:span><text:span text:style-name="T3"> </text:span><text:span text:style-name="T1">that the speaker is connected to the PA9 pin of the microcontroller.</text:span></text:p>
            <text:p text:style-name="P1">Next step was configure the pin through the CubeIDE as follow:</text:p>
            <text:list text:style-name="WWNum1">
              <text:list-item>
                <text:list>
                  <text:list-item>
                    <text:p text:style-name="P31"><text:span text:style-name="T13">Cli</text:span><text:span text:style-name="T15">c</text:span><text:span text:style-name="T13">k on pin PA9 and select </text:span><text:span text:style-name="T14">TIM1_CH2 </text:span><text:span text:style-name="T15">and set the prescaler to 100 in the timer 1 control panel</text:span><text:span text:style-name="T14"><text:line-break/></text:span></text:p>
                  </text:list-item>
                  <text:list-item>
                    <text:p text:style-name="P32"><text:span text:style-name="T12">Set the pin PA8 like GPIO_EXTI_8 and set in the NVIC pannel the </text:span><text:span text:style-name="T11">EXTI line[9:5] interrupts </text:span><text:span text:style-name="T12">to enable the interrupt rise from the microphone</text:span></text:p>
                  </text:list-item>
                </text:list>
              </text:list-item>
            </text:list>
            <text:p text:style-name="P20">Code:</text:p>
            <text:p text:style-name="P5">We define a <text:span text:style-name="T22">note</text:span> struct wit<text:span text:style-name="T21">h</text:span> inside two variables named tmr_period and duration, a play_note function and a play_song function</text:p>
            <text:p text:style-name="P5"/>
            <text:list text:style-name="L1">
              <text:list-item>
                <text:p text:style-name="P26"><text:span text:style-name="T6">play_note </text:span><text:span text:style-name="T8">function </text:span><text:span text:style-name="T9">needs as input a variable of </text:span><text:span text:style-name="T10">note</text:span><text:span text:style-name="T9"> type and it sets the period of the PWM (with __HAL_TIM_SET_AUTORELOAD), its duty cycle (with __HAL_TIM_SET_COMPARE) and the duration of the note, which is set using HAL_Delay function<text:line-break/></text:span><text:soft-page-break/></text:p>
              </text:list-item>
              <text:list-item>
                <text:p text:style-name="P28"><text:span text:style-name="T5">play_song</text:span><text:span text:style-name="T7"> is used to reproduce every note of our song</text:span></text:p>
              </text:list-item>
            </text:list>
            <text:p text:style-name="P7"/>
            <text:p text:style-name="P2"/>
            <text:p text:style-name="P2"/>
            <text:p text:style-name="P2"/>
            <text:p text:style-name="P2"/>
            <text:p text:style-name="P2">Part b:</text:p>
            <text:p text:style-name="P2"/>
            <text:p text:style-name="P3">CubeIDE Settings:</text:p>
            <text:p text:style-name="P10"><text:span text:style-name="T4">We set the pins as before, but in addition i</text:span><text:span text:style-name="T17">n the timer </text:span><text:span text:style-name="T16">10</text:span><text:span text:style-name="T17"> control panel </text:span><text:span text:style-name="T16">we </text:span><text:span text:style-name="T17">set the prescaler equal to 8400-1 to set the period division, the ARR equal to 10000-1 to set the counter. With th</text:span><text:span text:style-name="T16">e</text:span><text:span text:style-name="T17">s</text:span><text:span text:style-name="T16">e</text:span><text:span text:style-name="T17"> settings </text:span><text:span text:style-name="T16">the the timer counter increases every 0,1ms and it is filled in 1s.</text:span></text:p>
            <text:p text:style-name="P3"/>
            <text:p text:style-name="P3">Code:</text:p>
            <text:p text:style-name="P6"><text:span text:style-name="T21">As in the previous point, w</text:span>e define a <text:span text:style-name="T22">note</text:span> struct wit<text:span text:style-name="T21">h</text:span> inside two variables named tmr_period and duration, a play_note function and a play_song function, <text:span text:style-name="T21">but this time we handled the duration of each note with a timer counter</text:span></text:p>
            <text:p text:style-name="P6"/>
            <text:list xml:id="list3424386659" text:style-name="L2">
              <text:list-item>
                <text:p text:style-name="P27"><text:span text:style-name="T24">play_note </text:span><text:span text:style-name="T20">function </text:span><text:span text:style-name="T19">needs as input a variable of </text:span><text:span text:style-name="T23">note</text:span><text:span text:style-name="T19"> type and it sets the period of the PWM (with __HAL_TIM_SET_AUTORELOAD), its duty cycle (with __HAL_TIM_SET_COMPARE) and the duration of the note, which is adjusted setting a different value of the timer counter with __HAL_TIM_SET_COUNTER function. Finally this function starts the PWM generation and the timer counter<text:line-break/></text:span></text:p>
              </text:list-item>
              <text:list-item>
                <text:p text:style-name="P29"><text:span text:style-name="T5">play_song</text:span><text:span text:style-name="T7"> is used to reproduce every note of our song</text:span></text:p>
                <text:p text:style-name="P30"/>
              </text:list-item>
            </text:list>
            <text:p text:style-name="P4">HAL_TIM_PeriodElapsedCallback <text:span text:style-name="T18">is used to turn off the PWM generation when the note has ended its time and a flag is raised in order to procede with the next note</text:span></text:p>
            <text:list xml:id="list111626302025419" text:continue-numbering="true" text:style-name="L2">
              <text:list-header>
                <text:p text:style-name="P27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1" table:number-columns-spanned="4" office:value-type="string">
            <text:p text:style-name="P21">Professor comments:</text:p>
            <text:p text:style-name="P8"/>
          </table:table-cell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09:51:00</meta:creation-date>
    <meta:initial-creator>Federica Alberta Villa</meta:initial-creator>
    <dc:language>it-IT</dc:language>
    <dc:date>2023-10-07T11:16:24.452572174</dc:date>
    <meta:editing-cycles>162</meta:editing-cycles>
    <meta:editing-duration>PT7H19M15S</meta:editing-duration>
    <meta:generator>LibreOffice/7.4.7.2$Linux_X86_64 LibreOffice_project/40$Build-2</meta:generator>
    <meta:document-statistic meta:table-count="3" meta:image-count="0" meta:object-count="0" meta:page-count="2" meta:paragraph-count="53" meta:word-count="433" meta:character-count="2508" meta:non-whitespace-character-count="2127"/>
    <meta:user-defined meta:name="AppVersion">15.0000</meta:user-defined>
    <meta:user-defined meta:name="GrammarlyDocumentId">e259dcb5ead1734391e2b1855523128faacd00a39b7fdae093b3b34d98182369</meta:user-defined>
    <meta:template xlink:type="simple" xlink:actuate="onRequest" xlink:title="Normal" xlink:href=""/>
  </office:meta>
</office:document-meta>
</file>